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3000002C34AA4207AC5540376.png" manifest:media-type="image/png"/>
  <manifest:file-entry manifest:full-path="Pictures/100059E40000522200005222DFF0ED23DA4077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40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onzep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19T19:21:41.614558408</dc:date>
    <meta:editing-duration>PT30M20S</meta:editing-duration>
    <meta:editing-cycles>2</meta:editing-cycles>
    <meta:generator>LibreOffice/6.3.2.2$Linux_X86_64 LibreOffice_project/30$Build-2</meta:generator>
    <meta:document-statistic meta:object-count="30"/>
  </office:meta>
</office:document-meta>
</file>